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onway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dead</text:p>
          </table:table-cell>
          <table:table-cell table:style-name="ce3" office:value-type="string" calcext:value-type="string">
            <text:p>live x good</text:p>
          </table:table-cell>
          <table:table-cell table:style-name="ce3"/>
        </table:table-row>
        <table:table-row table:style-name="ro1">
          <table:table-cell office:value-type="string" calcext:value-type="string">
            <text:p>live|goo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01</text:p>
          </table:table-cell>
          <table:table-cell table:style-name="ce2" office:value-type="float" office:value="0" calcext:value-type="float">
            <text:p>00</text:p>
          </table:table-cell>
          <table:table-cell table:style-name="ce3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F &amp; F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 &amp; T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F (&amp;*)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T &amp; F</text:p>
          </table:table-cell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(* &amp;) F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^</text:p>
          </table:table-cell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~(T | T)</text:p>
          </table:table-cell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+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T &amp; T</text:p>
          </table:table-cell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=</text:p>
          </table:table-cell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(* &amp;) T</text:p>
          </table:table-cell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~(T &amp; F)</text:p>
          </table:table-cell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" office:value-type="string" calcext:value-type="string">
            <text:p>T (&amp; *)</text:p>
          </table:table-cell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~(F &amp; T)</text:p>
          </table:table-cell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 | T</text:p>
          </table:table-cell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+</text:p>
          </table:table-cell>
          <table:table-cell table:style-name="ce3" office:value-type="string" calcext:value-type="string">
            <text:p>(* &amp; *)</text:p>
          </table:table-cell>
          <table:table-cell table:style-name="ce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.00.0000</text:date>, <text:time style:data-style-name="N2" text:time-value="0000-00-00T11:13:33.68730687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7:55:50.555785119</meta:creation-date>
    <meta:generator>LibreOffice/4.1.4.2$Linux_x86 LibreOffice_project/410$Build-2</meta:generator>
    <dc:date>2014-02-16T12:15:23.452750390</dc:date>
    <meta:editing-duration>PT18M23S</meta:editing-duration>
    <meta:editing-cycles>4</meta:editing-cycles>
    <meta:document-statistic meta:table-count="1" meta:cell-count="107" meta:object-count="0"/>
  </office:meta>
</office:document-meta>
</file>